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934cm" fo:min-width="8.017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47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949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748cm" fo:min-width="5.598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51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488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74cm" fo:min-width="5.598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507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47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5.567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557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3.25cm" fo:min-width="6.574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844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1.423cm"/>
    </style:style>
    <style:style style:name="gr16" style:family="graphic" style:parent-style-name="objectwithoutfill">
      <style:graphic-properties svg:stroke-width="0.018cm" draw:marker-start-width="0.227cm" draw:marker-end="Triangle_20_unfilled" draw:marker-end-width="0.327cm" draw:fill="none" draw:textarea-vertical-align="middle" fo:padding-top="0.134cm" fo:padding-bottom="0.134cm" fo:padding-left="0.259cm" fo:padding-right="0.259cm"/>
    </style:style>
    <style:style style:name="gr17" style:family="graphic" style:parent-style-name="standard">
      <style:graphic-properties draw:stroke="none" svg:stroke-color="#000000" draw:fill="solid" draw:fill-color="#ffffff" draw:textarea-vertical-align="middle" fo:min-height="0.475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5.65cm" fo:min-width="5.603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0.903cm"/>
    </style:style>
    <style:style style:name="gr20" style:family="graphic" style:parent-style-name="standard">
      <style:graphic-properties draw:stroke="none" svg:stroke-color="#000000" draw:fill="none" draw:fill-color="#ffffff" draw:textarea-vertical-align="top" fo:min-height="2.512cm"/>
    </style:style>
    <style:style style:name="gr21" style:family="graphic" style:parent-style-name="standard">
      <style:graphic-properties draw:stroke="none" svg:stroke-color="#000000" draw:fill="none" draw:fill-color="#ffffff" draw:textarea-vertical-align="top" fo:min-height="1.513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5.65cm" fo:min-width="5.6cm"/>
    </style:style>
    <style:style style:name="gr23" style:family="graphic" style:parent-style-name="standard">
      <style:graphic-properties draw:stroke="none" svg:stroke-color="#000000" draw:fill="none" draw:fill-color="#ffffff" draw:textarea-vertical-align="top" fo:min-height="2.845cm"/>
    </style:style>
    <style:style style:name="gr24" style:family="graphic" style:parent-style-name="standard">
      <style:graphic-properties draw:stroke="none" svg:stroke-color="#000000" draw:fill="none" draw:fill-color="#ffffff" draw:textarea-vertical-align="top" fo:min-height="1.897cm"/>
    </style:style>
    <style:style style:name="gr25" style:family="graphic" style:parent-style-name="objectwithoutfill">
      <style:graphic-properties draw:marker-start="Diamond_20_unfilled" draw:marker-end="Short_20_line_20_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vertical-align="bottom" fo:min-height="0.712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5.65cm" fo:min-width="6.7cm"/>
    </style:style>
    <style:style style:name="gr28" style:family="graphic" style:parent-style-name="standard">
      <style:graphic-properties draw:stroke="none" svg:stroke-color="#000000" draw:fill="none" draw:fill-color="#ffffff" draw:textarea-vertical-align="top" fo:min-height="2.45cm"/>
    </style:style>
    <style:style style:name="gr29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vertical-align="middle" fo:min-height="0.712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5.95cm" fo:min-width="6.894cm"/>
    </style:style>
    <style:style style:name="gr32" style:family="graphic" style:parent-style-name="standard">
      <style:graphic-properties draw:stroke="none" svg:stroke-color="#000000" draw:fill="none" draw:fill-color="#ffffff" draw:textarea-vertical-align="middle" fo:min-height="0.96cm"/>
    </style:style>
    <style:style style:name="gr33" style:family="graphic" style:parent-style-name="standard">
      <style:graphic-properties draw:stroke="none" svg:stroke-color="#000000" draw:fill="none" draw:fill-color="#ffffff" draw:textarea-vertical-align="top" fo:min-height="3.201cm"/>
    </style:style>
    <style:style style:name="gr34" style:family="graphic" style:parent-style-name="standard">
      <style:graphic-properties draw:stroke="none" svg:stroke-color="#000000" draw:fill="none" draw:fill-color="#ffffff" draw:textarea-vertical-align="top" fo:min-height="1.445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3.05cm" fo:min-width="6.295cm"/>
    </style:style>
    <style:style style:name="gr36" style:family="graphic" style:parent-style-name="standard">
      <style:graphic-properties draw:stroke="none" svg:stroke-color="#000000" draw:fill="none" draw:fill-color="#ffffff" draw:textarea-vertical-align="middle" fo:min-height="1.623cm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4.45cm" fo:min-width="8.49cm"/>
    </style:style>
    <style:style style:name="gr38" style:family="graphic" style:parent-style-name="objectwithoutfill">
      <style:graphic-properties svg:stroke-color="#0066b3" draw:fill="none" draw:textarea-vertical-align="middle"/>
    </style:style>
    <style:style style:name="gr39" style:family="graphic" style:parent-style-name="standard">
      <style:graphic-properties draw:fill-color="#ffffff" draw:textarea-horizontal-align="justify" draw:textarea-vertical-align="top" draw:auto-grow-height="false" fo:min-height="4.45cm" fo:min-width="3.5cm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4.55cm"/>
    </style:style>
    <style:style style:name="gr41" style:family="graphic" style:parent-style-name="objectwithoutfill">
      <style:graphic-properties draw:stroke="dash" draw:stroke-dash="Ultrafine_20_2_20_Dots_20_3_20_Dashes" draw:marker-end="Short_20_line_20_Arrow" draw:marker-end-width="0.3cm" draw:fill="none" draw:textarea-vertical-align="middle"/>
    </style:style>
    <style:style style:name="gr42" style:family="graphic" style:parent-style-name="objectwithoutfill">
      <style:graphic-properties draw:stroke="solid" draw:stroke-dash="Ultrafine_20_2_20_Dots_20_3_20_Dashes" draw:marker-end="Short_20_line_20_Arrow" draw:marker-end-width="0.3cm" draw:fill="none" draw:textarea-vertical-align="middle"/>
    </style:style>
    <style:style style:name="gr43" style:family="graphic" style:parent-style-name="objectwithoutfill">
      <style:graphic-properties draw:stroke="solid" draw:stroke-dash="Ultrafine_20_2_20_Dots_20_3_20_Dashes" draw:marker-end="Diamond_20_unfilled" draw:marker-end-width="0.3cm" draw:fill="none" draw:textarea-vertical-align="middle"/>
    </style:style>
    <style:style style:name="gr44" style:family="graphic" style:parent-style-name="objectwithoutfill">
      <style:graphic-properties draw:stroke="solid" draw:stroke-dash="Ultrafine_20_2_20_Dots_20_3_20_Dashes" draw:marker-end="Diamond" draw:marker-end-width="0.3cm" draw:fill="none" draw:textarea-vertical-align="middle"/>
    </style:style>
    <style:style style:name="gr45" style:family="graphic" style:parent-style-name="objectwithoutfill">
      <style:graphic-properties draw:stroke="solid" draw:stroke-dash="Ultrafine_20_2_20_Dots_20_3_20_Dashes" draw:marker-end="Triangle_20_unfilled" draw:marker-end-width="0.3cm" draw:fill="none" draw:textarea-vertical-align="middle"/>
    </style:style>
    <style:style style:name="gr46" style:family="graphic" style:parent-style-name="objectwithoutfill">
      <style:graphic-properties draw:stroke="dash" draw:stroke-dash="Ultrafine_20_2_20_Dots_20_3_20_Dashes" draw:marker-end="Triangle_20_unfilled" draw:marker-end-width="0.3cm" draw:fill="none" draw:textarea-vertical-align="middle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3.35cm" fo:min-width="7.699cm"/>
    </style:style>
    <style:style style:name="gr48" style:family="graphic" style:parent-style-name="standard">
      <style:graphic-properties draw:stroke="none" svg:stroke-color="#000000" draw:fill="none" draw:fill-color="#ffffff" draw:textarea-vertical-align="top" fo:min-height="1.55cm"/>
    </style:style>
    <style:style style:name="gr49" style:family="graphic" style:parent-style-name="objectwithoutfill">
      <style:graphic-properties draw:stroke="dash" draw:stroke-dash="Ultrafine_20_2_20_Dots_20_3_20_Dashes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50" style:family="graphic" style:parent-style-name="objectwithoutfill">
      <style:graphic-properties draw:stroke="dash" draw:stroke-dash="Ultrafine_20_2_20_Dots_20_3_20_Dashes" svg:stroke-width="0.018cm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51" style:family="graphic" style:parent-style-name="standard">
      <style:graphic-properties svg:stroke-width="0cm" svg:stroke-color="#3465a4" draw:textarea-horizontal-align="center" draw:textarea-vertical-align="middle" fo:padding-top="0.125cm" fo:padding-bottom="0.125cm" fo:padding-left="0.25cm" fo:padding-right="0.25cm"/>
    </style:style>
    <style:style style:name="gr52" style:family="graphic" style:parent-style-name="standard">
      <style:graphic-properties draw:stroke="dash" draw:stroke-dash="Ultrafine_20_2_20_Dots_20_3_20_Dashes" svg:stroke-width="0.018cm" svg:stroke-color="#000000" draw:marker-start-width="0.227cm" draw:marker-end-width="0.227cm" draw:textarea-horizontal-align="center" draw:textarea-vertical-align="middle" fo:padding-top="0.134cm" fo:padding-bottom="0.134cm" fo:padding-left="0.259cm" fo:padding-right="0.259cm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2.85cm" fo:min-width="7.5cm"/>
    </style:style>
    <style:style style:name="gr54" style:family="graphic" style:parent-style-name="standard">
      <style:graphic-properties draw:stroke="none" svg:stroke-color="#000000" draw:fill="none" draw:fill-color="#ffffff" draw:textarea-vertical-align="middle" fo:min-height="0.547cm"/>
    </style:style>
    <style:style style:name="gr55" style:family="graphic" style:parent-style-name="standard">
      <style:graphic-properties draw:stroke="none" svg:stroke-color="#000000" draw:fill="none" draw:fill-color="#ffffff" draw:textarea-vertical-align="top" fo:min-height="0.949cm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5.65cm" fo:min-width="7.499cm"/>
    </style:style>
    <style:style style:name="gr57" style:family="graphic" style:parent-style-name="standard">
      <style:graphic-properties draw:stroke="none" svg:stroke-color="#000000" draw:fill="none" draw:fill-color="#ffffff" fo:min-height="0.712cm"/>
    </style:style>
    <style:style style:name="gr58" style:family="graphic" style:parent-style-name="standard">
      <style:graphic-properties draw:stroke="none" svg:stroke-color="#000000" draw:fill="none" draw:fill-color="#ffffff" fo:min-height="0.812cm"/>
    </style:style>
    <style:style style:name="gr59" style:family="graphic" style:parent-style-name="standard">
      <style:graphic-properties draw:stroke="none" svg:stroke-color="#000000" draw:fill="none" draw:fill-color="#ffffff" draw:textarea-vertical-align="middle" fo:min-height="1.55cm"/>
    </style:style>
    <style:style style:name="P1" style:family="paragraph">
      <loext:graphic-properties draw:fill-color="#ffffff"/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2pt" fo:font-weight="normal" style:font-size-asian="12pt" style:font-weight-asian="bold" style:font-size-complex="12pt" style:font-weight-complex="bold"/>
    </style:style>
    <style:style style:name="P6" style:family="paragraph">
      <loext:graphic-properties draw:fill-color="#ffffff"/>
      <style:paragraph-properties fo:text-align="start"/>
      <style:text-properties fo:font-size="12pt"/>
    </style:style>
    <style:style style:name="P7" style:family="paragraph">
      <loext:graphic-properties draw:fill="none"/>
      <style:paragraph-properties fo:text-align="center"/>
      <style:text-properties fo:font-size="12pt"/>
    </style:style>
    <style:style style:name="P8" style:family="paragraph">
      <loext:graphic-properties draw:fill="none" draw:fill-color="#ffffff"/>
      <style:paragraph-properties fo:text-align="center"/>
      <style:text-properties fo:font-size="12pt" fo:font-weight="bold" style:font-size-asian="16pt" style:font-weight-asian="bold" style:font-size-complex="16pt" style:font-weight-complex="bold"/>
    </style:style>
    <style:style style:name="P9" style:family="paragraph">
      <loext:graphic-properties draw:fill="none" draw:fill-color="#ffffff"/>
      <style:text-properties fo:font-size="12pt" style:font-size-asian="14pt" style:font-size-complex="14pt"/>
    </style:style>
    <style:style style:name="P10" style:family="paragraph">
      <loext:graphic-properties draw:fill="solid" draw:fill-color="#ffffff"/>
      <style:paragraph-properties fo:text-align="center"/>
      <style:text-properties fo:font-size="12pt" style:font-size-asian="16pt" style:font-size-complex="16pt"/>
    </style:style>
    <style:style style:name="P11" style:family="paragraph">
      <loext:graphic-properties draw:fill="none" draw:fill-color="#ffffff"/>
      <style:text-properties fo:font-size="18pt" style:font-size-asian="11pt" style:font-size-complex="11pt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fo:font-size="18pt" style:font-size-asian="11pt" style:font-size-complex="11pt"/>
    </style:style>
    <style:style style:name="P14" style:family="paragraph">
      <loext:graphic-properties draw:fill="none" draw:fill-color="#ffffff"/>
      <style:paragraph-properties fo:text-align="end"/>
      <style:text-properties fo:font-size="18pt" style:font-size-asian="12pt" style:font-size-complex="12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text-align="star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bold" style:font-size-complex="12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bold" style:font-size-asian="16pt" style:font-weight-asian="bold" style:font-size-complex="16pt" style:font-weight-complex="bold"/>
    </style:style>
    <style:style style:name="T5" style:family="text">
      <style:text-properties fo:font-size="12pt" style:font-size-asian="14pt" style:font-size-complex="14pt"/>
    </style:style>
    <style:style style:name="T6" style:family="text">
      <style:text-properties fo:font-size="12pt" style:font-size-asian="16pt" style:font-size-complex="16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 style:font-size-asian="11pt" style:font-size-complex="11pt"/>
    </style:style>
    <style:style style:name="T9" style:family="text">
      <style:text-properties fo:font-size="18pt" style:font-size-asian="12pt" style:font-size-complex="12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font-name="DejaVu Sans Condensed" fo:font-size="12pt" style:font-size-asian="14pt" style:font-size-complex="14pt"/>
    </style:style>
    <style:style style:name="T1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17cm" svg:height="2.184cm" svg:x="14.23cm" svg:y="5.3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4.23cm" svg:y1="6.397cm" svg:x2="22.747cm" svg:y2="6.397cm">
          <text:p/>
        </draw:line>
        <draw:frame draw:style-name="gr3" draw:text-style-name="P3" draw:layer="layout" svg:width="8.4cm" svg:height="0.725cm" svg:x="14.3cm" svg:y="6.8cm">
          <draw:text-box>
            <text:p><text:span text:style-name="T1">- render(): Response</text:span></text:p>
          </draw:text-box>
        </draw:frame>
        <draw:line draw:style-name="gr2" draw:text-style-name="P2" draw:layer="layout" svg:x1="14.23cm" svg:y1="6.834cm" svg:x2="22.747cm" svg:y2="6.834cm">
          <text:p/>
        </draw:line>
        <draw:frame draw:style-name="gr4" draw:text-style-name="P5" draw:layer="layout" svg:width="8.4cm" svg:height="1.199cm" svg:x="14.3cm" svg:y="5.264cm">
          <draw:text-box>
            <text:p text:style-name="P4"><text:span text:style-name="T2">«trait»</text:span></text:p>
            <text:p text:style-name="P4"><text:span text:style-name="T3">Render</text:span></text:p>
          </draw:text-box>
        </draw:frame>
        <draw:custom-shape draw:style-name="gr5" draw:text-style-name="P6" draw:layer="layout" svg:width="6.098cm" svg:height="2.998cm" svg:x="5.412cm" svg:y="9.7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5.412cm" svg:y1="10.489cm" svg:x2="11.511cm" svg:y2="10.489cm">
          <text:p/>
        </draw:line>
        <draw:frame draw:style-name="gr6" draw:text-style-name="P8" draw:layer="layout" svg:width="6.098cm" svg:height="0.76cm" svg:x="5.412cm" svg:y="9.732cm">
          <draw:text-box>
            <text:p text:style-name="P4"><text:span text:style-name="T4">MainController</text:span></text:p>
          </draw:text-box>
        </draw:frame>
        <draw:frame draw:style-name="gr7" draw:text-style-name="P9" draw:layer="layout" svg:width="6.098cm" svg:height="0.738cm" svg:x="5.412cm" svg:y="11.277cm">
          <draw:text-box>
            <text:p><text:span text:style-name="T5">+ indexAction(): Response</text:span></text:p>
          </draw:text-box>
        </draw:frame>
        <draw:line draw:style-name="gr2" draw:text-style-name="P7" draw:layer="layout" svg:x1="5.412cm" svg:y1="11.256cm" svg:x2="11.511cm" svg:y2="11.256cm">
          <text:p/>
        </draw:line>
        <draw:custom-shape draw:style-name="gr8" draw:text-style-name="P6" draw:layer="layout" svg:width="6.098cm" svg:height="2.99cm" svg:x="12.01cm" svg:y="9.7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12.01cm" svg:y1="10.487cm" svg:x2="18.108cm" svg:y2="10.487cm">
          <text:p/>
        </draw:line>
        <draw:frame draw:style-name="gr9" draw:text-style-name="P8" draw:layer="layout" svg:width="6.098cm" svg:height="0.757cm" svg:x="12.01cm" svg:y="9.732cm">
          <draw:text-box>
            <text:p text:style-name="P4"><text:span text:style-name="T4">OrderController</text:span></text:p>
          </draw:text-box>
        </draw:frame>
        <draw:frame draw:style-name="gr10" draw:text-style-name="P9" draw:layer="layout" svg:width="6.098cm" svg:height="0.729cm" svg:x="12.01cm" svg:y="11.277cm">
          <draw:text-box>
            <text:p><text:span text:style-name="T5">+ checkInAction(): Response</text:span></text:p>
          </draw:text-box>
        </draw:frame>
        <draw:line draw:style-name="gr2" draw:text-style-name="P7" draw:layer="layout" svg:x1="12.01cm" svg:y1="11.25cm" svg:x2="18.108cm" svg:y2="11.25cm">
          <text:p/>
        </draw:line>
        <draw:custom-shape draw:style-name="gr11" draw:text-style-name="P6" draw:layer="layout" svg:width="6.067cm" svg:height="3cm" svg:x="18.724cm" svg:y="9.7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18.723cm" svg:y1="10.489cm" svg:x2="24.791cm" svg:y2="10.489cm">
          <text:p/>
        </draw:line>
        <draw:frame draw:style-name="gr12" draw:text-style-name="P8" draw:layer="layout" svg:width="6.068cm" svg:height="0.807cm" svg:x="18.693cm" svg:y="9.7cm">
          <draw:text-box>
            <text:p text:style-name="P4"><text:span text:style-name="T4">ProductController</text:span></text:p>
          </draw:text-box>
        </draw:frame>
        <draw:line draw:style-name="gr2" draw:text-style-name="P7" draw:layer="layout" svg:x1="18.723cm" svg:y1="11.231cm" svg:x2="24.791cm" svg:y2="11.231cm">
          <text:p/>
        </draw:line>
        <draw:frame draw:style-name="gr4" draw:text-style-name="P9" draw:layer="layout" svg:width="6.067cm" svg:height="1.199cm" svg:x="18.733cm" svg:y="11.3cm">
          <draw:text-box>
            <text:p><text:span text:style-name="T5">+ infoAction(): Response</text:span></text:p>
            <text:p><text:span text:style-name="T5">+ listAction(): Response</text:span></text:p>
          </draw:text-box>
        </draw:frame>
        <draw:custom-shape draw:style-name="gr13" draw:text-style-name="P6" draw:layer="layout" svg:width="7.074cm" svg:height="3.5cm" svg:x="29.518cm" svg:y="9.7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29.518cm" svg:y1="10.736cm" svg:x2="36.592cm" svg:y2="10.736cm">
          <text:p/>
        </draw:line>
        <draw:frame draw:style-name="gr14" draw:text-style-name="P8" draw:layer="layout" svg:width="7.074cm" svg:height="1.094cm" svg:x="29.518cm" svg:y="9.645cm">
          <draw:text-box>
            <text:p text:style-name="P4"><text:span text:style-name="T4">UserController</text:span></text:p>
          </draw:text-box>
        </draw:frame>
        <draw:line draw:style-name="gr2" draw:text-style-name="P7" draw:layer="layout" svg:x1="29.518cm" svg:y1="11.446cm" svg:x2="36.592cm" svg:y2="11.446cm">
          <text:p/>
        </draw:line>
        <draw:frame draw:style-name="gr15" draw:text-style-name="P9" draw:layer="layout" svg:width="7.082cm" svg:height="1.673cm" svg:x="29.518cm" svg:y="11.414cm">
          <draw:text-box>
            <text:p><text:span text:style-name="T5">+ authenticationAction(): Response</text:span></text:p>
            <text:p><text:span text:style-name="T5">+ logoutAction(): Response</text:span></text:p>
          </draw:text-box>
        </draw:frame>
        <draw:line draw:style-name="gr16" draw:text-style-name="P2" draw:layer="layout" svg:x1="18.1cm" svg:y1="8.75cm" svg:x2="18.1cm" svg:y2="7.5cm">
          <text:p/>
        </draw:line>
        <draw:frame draw:style-name="gr17" draw:text-style-name="P10" draw:layer="layout" svg:width="1.34cm" svg:height="0.725cm" svg:x="17.5cm" svg:y="7.9cm">
          <draw:text-box>
            <text:p text:style-name="P4"><text:span text:style-name="T6">use</text:span></text:p>
          </draw:text-box>
        </draw:frame>
        <draw:custom-shape draw:style-name="gr18" draw:text-style-name="P6" draw:layer="layout" svg:width="6.103cm" svg:height="5.9cm" svg:x="47.506cm" svg:y="23.9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47.506cm" svg:y1="25.096cm" svg:x2="53.609cm" svg:y2="25.096cm">
          <text:p/>
        </draw:line>
        <draw:frame draw:style-name="gr19" draw:text-style-name="P8" draw:layer="layout" svg:width="6.103cm" svg:height="1.153cm" svg:x="47.506cm" svg:y="23.947cm">
          <draw:text-box>
            <text:p text:style-name="P4"><text:span text:style-name="T4">Model\Entity\Role</text:span></text:p>
          </draw:text-box>
        </draw:frame>
        <draw:frame draw:style-name="gr20" draw:text-style-name="P9" draw:layer="layout" svg:width="6.103cm" svg:height="2.762cm" svg:x="47.505cm" svg:y="26.955cm">
          <draw:text-box>
            <text:p><text:span text:style-name="T5">+ __construct():</text:span></text:p>
            <text:p><text:span text:style-name="T5">+ getId(): int</text:span></text:p>
            <text:p><text:span text:style-name="T5">+ getTitle(): string</text:span></text:p>
            <text:p><text:span text:style-name="T5">+ getType(): float</text:span></text:p>
            <text:p><text:span text:style-name="T5"/></text:p>
          </draw:text-box>
        </draw:frame>
        <draw:line draw:style-name="gr2" draw:text-style-name="P7" draw:layer="layout" svg:x1="47.506cm" svg:y1="26.95cm" svg:x2="53.609cm" svg:y2="26.95cm">
          <text:p/>
        </draw:line>
        <draw:frame draw:style-name="gr21" draw:text-style-name="P9" draw:layer="layout" svg:width="6.103cm" svg:height="1.763cm" svg:x="47.505cm" svg:y="25.059cm">
          <draw:text-box>
            <text:p><text:span text:style-name="T5">- id: int</text:span></text:p>
            <text:p><text:span text:style-name="T5">- title: string</text:span></text:p>
            <text:p><text:span text:style-name="T7">- type: </text:span><text:span text:style-name="T5">string</text:span></text:p>
          </draw:text-box>
        </draw:frame>
        <draw:custom-shape draw:style-name="gr22" draw:text-style-name="P6" draw:layer="layout" svg:width="6.1cm" svg:height="5.9cm" svg:x="38.801cm" svg:y="23.9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38.801cm" svg:y1="25.035cm" svg:x2="44.9cm" svg:y2="25.035cm">
          <text:p/>
        </draw:line>
        <draw:frame draw:style-name="gr14" draw:text-style-name="P8" draw:layer="layout" svg:width="6.098cm" svg:height="1.094cm" svg:x="38.801cm" svg:y="23.945cm">
          <draw:text-box>
            <text:p text:style-name="P4"><text:span text:style-name="T4">Model\Entity\User</text:span></text:p>
          </draw:text-box>
        </draw:frame>
        <draw:frame draw:style-name="gr23" draw:text-style-name="P9" draw:layer="layout" svg:width="6.098cm" svg:height="3.095cm" svg:x="38.8cm" svg:y="27.1cm">
          <draw:text-box>
            <text:p><text:span text:style-name="T5">+ __construct():</text:span></text:p>
            <text:p><text:span text:style-name="T5">+ getName(): int</text:span></text:p>
            <text:p><text:span text:style-name="T5">+ getLogin(): string</text:span></text:p>
            <text:p><text:span text:style-name="T7">+ getPasswordHash(): </text:span><text:span text:style-name="T5">string</text:span></text:p>
            <text:p><text:span text:style-name="T5">+ getRole(): string</text:span></text:p>
            <text:p><text:span text:style-name="T5"/></text:p>
          </draw:text-box>
        </draw:frame>
        <draw:line draw:style-name="gr2" draw:text-style-name="P7" draw:layer="layout" svg:x1="38.801cm" svg:y1="27.095cm" svg:x2="44.9cm" svg:y2="27.095cm">
          <text:p/>
        </draw:line>
        <draw:frame draw:style-name="gr24" draw:text-style-name="P9" draw:layer="layout" svg:width="6.098cm" svg:height="2.147cm" svg:x="38.8cm" svg:y="25cm">
          <draw:text-box>
            <text:p><text:span text:style-name="T5">- id: int</text:span></text:p>
            <text:p><text:span text:style-name="T5">- name: string</text:span></text:p>
            <text:p><text:span text:style-name="T7">- login: </text:span><text:span text:style-name="T5">string</text:span></text:p>
            <text:p><text:span text:style-name="T5">- passwordHash: string</text:span></text:p>
          </draw:text-box>
        </draw:frame>
        <draw:line draw:style-name="gr25" draw:text-style-name="P2" draw:layer="controls" svg:x1="44.9cm" svg:y1="28.5cm" svg:x2="47.5cm" svg:y2="28.5cm">
          <text:p/>
        </draw:line>
        <draw:frame draw:style-name="gr26" draw:text-style-name="P11" draw:layer="controls" svg:width="1.2cm" svg:height="0.962cm" svg:x="44.9cm" svg:y="27.538cm">
          <draw:text-box>
            <text:p><text:span text:style-name="T8">*</text:span></text:p>
          </draw:text-box>
        </draw:frame>
        <draw:frame draw:style-name="gr26" draw:text-style-name="P13" draw:layer="controls" svg:width="1.5cm" svg:height="0.962cm" svg:x="46cm" svg:y="27.538cm">
          <draw:text-box>
            <text:p text:style-name="P12"><text:span text:style-name="T8">1</text:span></text:p>
          </draw:text-box>
        </draw:frame>
        <draw:custom-shape draw:style-name="gr27" draw:text-style-name="P6" draw:layer="layout" svg:width="7.2cm" svg:height="5.9cm" svg:x="29.5cm" svg:y="23.9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29.5cm" svg:y1="25.035cm" svg:x2="36.699cm" svg:y2="25.035cm">
          <text:p/>
        </draw:line>
        <draw:frame draw:style-name="gr14" draw:text-style-name="P8" draw:layer="layout" svg:width="7.198cm" svg:height="1.094cm" svg:x="29.5cm" svg:y="23.945cm">
          <draw:text-box>
            <text:p text:style-name="P4"><text:span text:style-name="T4">Model\Repository\User</text:span></text:p>
          </draw:text-box>
        </draw:frame>
        <draw:frame draw:style-name="gr28" draw:text-style-name="P9" draw:layer="layout" svg:width="7.2cm" svg:height="2.7cm" svg:x="29.5cm" svg:y="27.1cm">
          <draw:text-box>
            <text:p><text:span text:style-name="T5">+ getById(): Entity\User</text:span></text:p>
            <text:p><text:span text:style-name="T7">+ getByLogin(): </text:span><text:span text:style-name="T5">Entity\User</text:span></text:p>
            <text:p><text:span text:style-name="T7">+ fetchAll(): </text:span><text:span text:style-name="T5">Entity\Use[]</text:span></text:p>
            <text:p><text:span text:style-name="T5"/></text:p>
            <text:p><text:span text:style-name="T5"/></text:p>
          </draw:text-box>
        </draw:frame>
        <draw:line draw:style-name="gr2" draw:text-style-name="P7" draw:layer="layout" svg:x1="29.5cm" svg:y1="27.095cm" svg:x2="36.699cm" svg:y2="27.095cm">
          <text:p/>
        </draw:line>
        <draw:line draw:style-name="gr29" draw:text-style-name="P2" draw:layer="controls" svg:x1="36.7cm" svg:y1="28.5cm" svg:x2="38.75cm" svg:y2="28.5cm">
          <text:p/>
        </draw:line>
        <draw:frame draw:style-name="gr30" draw:text-style-name="P14" draw:layer="controls" svg:width="0.6cm" svg:height="0.962cm" svg:x="38.2cm" svg:y="27.619cm">
          <draw:text-box>
            <text:p text:style-name="P12"><text:span text:style-name="T9">*</text:span></text:p>
          </draw:text-box>
        </draw:frame>
        <draw:custom-shape draw:style-name="gr31" draw:text-style-name="P6" draw:layer="layout" svg:width="7.394cm" svg:height="6.2cm" svg:x="29.4cm" svg:y="14.9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29.407cm" svg:y1="16.157cm" svg:x2="36.8cm" svg:y2="16.157cm">
          <text:p/>
        </draw:line>
        <draw:frame draw:style-name="gr32" draw:text-style-name="P8" draw:layer="layout" svg:width="7.394cm" svg:height="1.21cm" svg:x="29.306cm" svg:y="14.95cm">
          <draw:text-box>
            <text:p text:style-name="P4"><text:span text:style-name="T4">Service\User</text:span></text:p>
          </draw:text-box>
        </draw:frame>
        <draw:frame draw:style-name="gr33" draw:text-style-name="P9" draw:layer="layout" svg:width="7.495cm" svg:height="3.451cm" svg:x="29.305cm" svg:y="17.85cm">
          <draw:text-box>
            <text:p><text:span text:style-name="T5">+ __construct():</text:span></text:p>
            <text:p><text:span text:style-name="T5">+ isUserLogged(): bool</text:span></text:p>
            <text:p><text:span text:style-name="T5">+ authentication(): bool</text:span></text:p>
            <text:p><text:span text:style-name="T5">+ getSessionUser(): </text:span><text:span text:style-name="T10">Model\Entity\User</text:span></text:p>
            <text:p><text:span text:style-name="T1">+ logout(): void</text:span></text:p>
            <text:p><text:span text:style-name="T1"># </text:span><text:span text:style-name="T11">getUserRepository()</text:span><text:span text:style-name="T1">: </text:span><text:span text:style-name="T10">Model\Repository\User</text:span></text:p>
          </draw:text-box>
        </draw:frame>
        <draw:line draw:style-name="gr2" draw:text-style-name="P7" draw:layer="layout" svg:x1="29.407cm" svg:y1="17.695cm" svg:x2="36.8cm" svg:y2="17.695cm">
          <text:p/>
        </draw:line>
        <draw:frame draw:style-name="gr34" draw:text-style-name="P9" draw:layer="layout" svg:width="7.399cm" svg:height="1.695cm" svg:x="29.3cm" svg:y="16.2cm">
          <draw:text-box>
            <text:p><text:span text:style-name="T5">- const </text:span><text:span text:style-name="T12">SESSION_USER_IDENTITY</text:span></text:p>
            <text:p><text:span text:style-name="T5">- session: SessionInterface</text:span></text:p>
            <text:p><text:span text:style-name="T5"/></text:p>
          </draw:text-box>
        </draw:frame>
        <draw:line draw:style-name="gr25" draw:text-style-name="P2" draw:layer="controls" svg:x1="36.9cm" svg:y1="20.3cm" svg:x2="39.7cm" svg:y2="20.8cm">
          <text:p/>
        </draw:line>
        <draw:custom-shape draw:style-name="gr35" draw:text-style-name="P6" draw:layer="layout" svg:width="6.795cm" svg:height="3.3cm" svg:x="39.805cm" svg:y="18.1cm">
          <text:p/>
          <draw:enhanced-geometry svg:viewBox="0 0 21600 21600" draw:type="rectangle" draw:enhanced-path="M 0 0 L 21600 0 21600 21600 0 21600 0 0 Z N"/>
        </draw:custom-shape>
        <draw:frame draw:style-name="gr36" draw:text-style-name="P8" draw:layer="layout" svg:width="6.795cm" svg:height="1.873cm" svg:x="39.805cm" svg:y="18.127cm">
          <draw:text-box>
            <text:p text:style-name="P4"><text:span text:style-name="T4">Symfony\Component\HttpFoundation\Session\SessionInterface</text:span></text:p>
          </draw:text-box>
        </draw:frame>
        <draw:line draw:style-name="gr2" draw:text-style-name="P7" draw:layer="layout" svg:x1="39.8cm" svg:y1="20cm" svg:x2="46.594cm" svg:y2="20cm">
          <text:p/>
        </draw:line>
        <draw:custom-shape draw:style-name="gr37" draw:text-style-name="P15" draw:layer="layout" svg:width="8.99cm" svg:height="4.7cm" svg:x="48.9cm" svg:y="35.7cm">
          <text:p/>
          <draw:enhanced-geometry svg:viewBox="0 0 21600 21600" draw:type="rectangle" draw:enhanced-path="M 0 0 L 21600 0 21600 21600 0 21600 0 0 Z N"/>
        </draw:custom-shape>
        <draw:line draw:style-name="gr38" draw:text-style-name="P2" draw:layer="layout" svg:x1="50.598cm" svg:y1="35.7cm" svg:x2="50.6cm" svg:y2="40.4cm">
          <text:p/>
        </draw:line>
        <draw:custom-shape draw:style-name="gr39" draw:text-style-name="P1" draw:layer="layout" svg:width="4cm" svg:height="4.7cm" svg:x="44.9cm" svg:y="35.7cm">
          <text:p text:style-name="P16">+ public</text:p>
          <text:p text:style-name="P16">- private</text:p>
          <text:p text:style-name="P16"># protected</text:p>
          <text:p text:style-name="P16">/ derived</text:p>
          <text:p text:style-name="P16">~ package</text:p>
          <draw:enhanced-geometry svg:viewBox="0 0 21600 21600" draw:type="rectangle" draw:enhanced-path="M 0 0 L 21600 0 21600 21600 0 21600 0 0 Z N"/>
        </draw:custom-shape>
        <draw:frame draw:style-name="gr40" draw:text-style-name="P18" draw:layer="layout" svg:width="7.292cm" svg:height="4.8cm" svg:x="50.598cm" svg:y="35.7cm">
          <draw:text-box>
            <text:p text:style-name="P17">dependence</text:p>
            <text:p text:style-name="P17">association</text:p>
            <text:p text:style-name="P17">aggregation</text:p>
            <text:p text:style-name="P17">composition</text:p>
            <text:p>generation / inheritance</text:p>
            <text:p>implementation</text:p>
          </draw:text-box>
        </draw:frame>
        <draw:line draw:style-name="gr41" draw:text-style-name="P2" draw:layer="layout" svg:x1="49.1cm" svg:y1="36.2cm" svg:x2="50.299cm" svg:y2="36.2cm">
          <text:p/>
        </draw:line>
        <draw:line draw:style-name="gr42" draw:text-style-name="P2" draw:layer="layout" svg:x1="49.1cm" svg:y1="36.9cm" svg:x2="50.299cm" svg:y2="36.9cm">
          <text:p/>
        </draw:line>
        <draw:line draw:style-name="gr43" draw:text-style-name="P2" draw:layer="layout" svg:x1="49.1cm" svg:y1="37.7cm" svg:x2="50.299cm" svg:y2="37.7cm">
          <text:p/>
        </draw:line>
        <draw:line draw:style-name="gr44" draw:text-style-name="P2" draw:layer="layout" svg:x1="49.1cm" svg:y1="38.324cm" svg:x2="50.299cm" svg:y2="38.324cm">
          <text:p/>
        </draw:line>
        <draw:line draw:style-name="gr45" draw:text-style-name="P2" draw:layer="layout" svg:x1="49.1cm" svg:y1="39cm" svg:x2="50.299cm" svg:y2="39cm">
          <text:p/>
        </draw:line>
        <draw:line draw:style-name="gr46" draw:text-style-name="P2" draw:layer="layout" svg:x1="49.1cm" svg:y1="39.8cm" svg:x2="50.299cm" svg:y2="39.8cm">
          <text:p/>
        </draw:line>
        <draw:custom-shape draw:style-name="gr47" draw:text-style-name="P6" draw:layer="layout" svg:width="8.199cm" svg:height="3.6cm" svg:x="17.6cm" svg:y="14.4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17.601cm" svg:y1="15.596cm" svg:x2="25.8cm" svg:y2="15.596cm">
          <text:p/>
        </draw:line>
        <draw:frame draw:style-name="gr19" draw:text-style-name="P8" draw:layer="layout" svg:width="8.199cm" svg:height="1.153cm" svg:x="17.6cm" svg:y="14.4cm">
          <draw:text-box>
            <text:p text:style-name="P4"><text:span text:style-name="T4">Service\Product</text:span></text:p>
          </draw:text-box>
        </draw:frame>
        <draw:frame draw:style-name="gr48" draw:text-style-name="P9" draw:layer="layout" svg:width="8.199cm" svg:height="1.8cm" svg:x="17.6cm" svg:y="16.2cm">
          <draw:text-box>
            <text:p><text:span text:style-name="T5">+ getOne():</text:span><text:span text:style-name="T10"> </text:span><text:span text:style-name="T1">Model\Entity\Product</text:span></text:p>
            <text:p><text:span text:style-name="T7">+ getAll(): </text:span><text:span text:style-name="T1">Model\Entity\Product[]</text:span></text:p>
            <text:p><text:span text:style-name="T5">+ </text:span><text:span text:style-name="T10">getProductRepository():</text:span><text:span text:style-name="T5"> </text:span><text:span text:style-name="T10">Model\Repository\Product</text:span></text:p>
          </draw:text-box>
        </draw:frame>
        <draw:line draw:style-name="gr2" draw:text-style-name="P7" draw:layer="layout" svg:x1="17.601cm" svg:y1="16.15cm" svg:x2="25.8cm" svg:y2="16.15cm">
          <text:p/>
        </draw:line>
        <draw:line draw:style-name="gr49" draw:text-style-name="P2" draw:layer="layout" svg:x1="8.4cm" svg:y1="8.75cm" svg:x2="33.2cm" svg:y2="8.75cm">
          <text:p/>
        </draw:line>
        <draw:line draw:style-name="gr50" draw:text-style-name="P2" draw:layer="layout" svg:x1="15.103cm" svg:y1="9.7cm" svg:x2="15.103cm" svg:y2="8.748cm">
          <text:p/>
        </draw:line>
        <draw:line draw:style-name="gr51" draw:text-style-name="P4" draw:layer="layout" svg:x1="15.1cm" svg:y1="8.802cm" svg:x2="15.1cm" svg:y2="8.788cm">
          <text:p/>
        </draw:line>
        <draw:line draw:style-name="gr50" draw:text-style-name="P2" draw:layer="layout" svg:x1="21.803cm" svg:y1="9.704cm" svg:x2="21.803cm" svg:y2="8.752cm">
          <text:p/>
        </draw:line>
        <draw:line draw:style-name="gr51" draw:text-style-name="P4" draw:layer="layout" svg:x1="21.8cm" svg:y1="8.836cm" svg:x2="21.8cm" svg:y2="8.822cm">
          <text:p/>
        </draw:line>
        <draw:line draw:style-name="gr52" draw:text-style-name="P4" draw:layer="layout" svg:x1="8.4cm" svg:y1="9.7cm" svg:x2="8.4cm" svg:y2="8.75cm">
          <text:p/>
        </draw:line>
        <draw:line draw:style-name="gr50" draw:text-style-name="P2" draw:layer="layout" svg:x1="33.203cm" svg:y1="9.704cm" svg:x2="33.203cm" svg:y2="8.752cm">
          <text:p/>
        </draw:line>
        <draw:line draw:style-name="gr51" draw:text-style-name="P4" draw:layer="layout" svg:x1="33.2cm" svg:y1="8.836cm" svg:x2="33.2cm" svg:y2="8.822cm">
          <text:p/>
        </draw:line>
        <draw:line draw:style-name="gr25" draw:text-style-name="P2" draw:layer="layout" svg:x1="21.7cm" svg:y1="12.7cm" svg:x2="21.7cm" svg:y2="14.4cm">
          <text:p/>
        </draw:line>
        <draw:custom-shape draw:style-name="gr53" draw:text-style-name="P6" draw:layer="layout" svg:width="8cm" svg:height="3.1cm" svg:x="17.7cm" svg:y="20.1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17.7cm" svg:y1="21.127cm" svg:x2="25.699cm" svg:y2="21.127cm">
          <text:p/>
        </draw:line>
        <draw:frame draw:style-name="gr54" draw:text-style-name="P8" draw:layer="layout" svg:width="7.998cm" svg:height="0.797cm" svg:x="17.7cm" svg:y="20.133cm">
          <draw:text-box>
            <text:p text:style-name="P4"><text:span text:style-name="T4"><text:s/></text:span><text:span text:style-name="T4">Model\Repository\Product</text:span></text:p>
          </draw:text-box>
        </draw:frame>
        <draw:frame draw:style-name="gr55" draw:text-style-name="P9" draw:layer="layout" svg:width="7.868cm" svg:height="1.199cm" svg:x="17.701cm" svg:y="21.817cm">
          <draw:text-box>
            <text:p><text:span text:style-name="T5">+ find(): Entity\Product</text:span></text:p>
            <text:p><text:span text:style-name="T5">+ fetchAll(): Entity\Product[]</text:span></text:p>
          </draw:text-box>
        </draw:frame>
        <draw:line draw:style-name="gr2" draw:text-style-name="P7" draw:layer="layout" svg:x1="17.7cm" svg:y1="21.829cm" svg:x2="25.699cm" svg:y2="21.829cm">
          <text:p/>
        </draw:line>
        <draw:line draw:style-name="gr25" draw:text-style-name="P2" draw:layer="layout" svg:x1="21.725cm" svg:y1="18cm" svg:x2="21.725cm" svg:y2="20.1cm">
          <text:p/>
        </draw:line>
        <draw:custom-shape draw:style-name="gr56" draw:text-style-name="P6" draw:layer="layout" svg:width="7.999cm" svg:height="5.9cm" svg:x="17.601cm" svg:y="25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17.601cm" svg:y1="26.196cm" svg:x2="25.6cm" svg:y2="26.196cm">
          <text:p/>
        </draw:line>
        <draw:frame draw:style-name="gr19" draw:text-style-name="P8" draw:layer="layout" svg:width="7.999cm" svg:height="1.153cm" svg:x="17.601cm" svg:y="25.047cm">
          <draw:text-box>
            <text:p text:style-name="P4"><text:span text:style-name="T4">Model\Entity\Product</text:span></text:p>
          </draw:text-box>
        </draw:frame>
        <draw:frame draw:style-name="gr20" draw:text-style-name="P9" draw:layer="layout" svg:width="7.999cm" svg:height="2.762cm" svg:x="17.6cm" svg:y="28.055cm">
          <draw:text-box>
            <text:p><text:span text:style-name="T5">+ __construct():</text:span></text:p>
            <text:p><text:span text:style-name="T5">+ getId(): int</text:span></text:p>
            <text:p><text:span text:style-name="T5">+ getName(): string</text:span></text:p>
            <text:p><text:span text:style-name="T5">+ getPrice(): float</text:span></text:p>
            <text:p><text:span text:style-name="T5">+ toArray(): array</text:span></text:p>
          </draw:text-box>
        </draw:frame>
        <draw:line draw:style-name="gr2" draw:text-style-name="P7" draw:layer="layout" svg:x1="17.601cm" svg:y1="28.05cm" svg:x2="25.6cm" svg:y2="28.05cm">
          <text:p/>
        </draw:line>
        <draw:frame draw:style-name="gr21" draw:text-style-name="P9" draw:layer="layout" svg:width="7.999cm" svg:height="1.763cm" svg:x="17.6cm" svg:y="26.159cm">
          <draw:text-box>
            <text:p><text:span text:style-name="T5">- id: int</text:span></text:p>
            <text:p><text:span text:style-name="T5">- name: string</text:span></text:p>
            <text:p><text:span text:style-name="T5">- price: float</text:span></text:p>
          </draw:text-box>
        </draw:frame>
        <draw:line draw:style-name="gr25" draw:text-style-name="P2" draw:layer="layout" svg:x1="21.725cm" svg:y1="23.2cm" svg:x2="21.725cm" svg:y2="25cm">
          <text:p/>
        </draw:line>
        <draw:frame draw:style-name="gr57" draw:text-style-name="P19" draw:layer="layout" svg:width="1.6cm" svg:height="0.962cm" svg:x="21.9cm" svg:y="12.7cm">
          <draw:text-box>
            <text:p>1</text:p>
          </draw:text-box>
        </draw:frame>
        <draw:frame draw:style-name="gr57" draw:text-style-name="P19" draw:layer="layout" svg:width="1.6cm" svg:height="0.962cm" svg:x="21.9cm" svg:y="13.538cm">
          <draw:text-box>
            <text:p>1..2</text:p>
          </draw:text-box>
        </draw:frame>
        <draw:frame draw:style-name="gr57" draw:text-style-name="P19" draw:layer="layout" svg:width="1.6cm" svg:height="0.962cm" svg:x="21.9cm" svg:y="18cm">
          <draw:text-box>
            <text:p>1</text:p>
          </draw:text-box>
        </draw:frame>
        <draw:frame draw:style-name="gr58" draw:text-style-name="P19" draw:layer="layout" svg:width="1.5cm" svg:height="1.062cm" svg:x="21.9cm" svg:y="19.2cm">
          <draw:text-box>
            <text:p>1..*</text:p>
          </draw:text-box>
        </draw:frame>
        <draw:frame draw:style-name="gr58" draw:text-style-name="P19" draw:layer="layout" svg:width="1.5cm" svg:height="1.062cm" svg:x="21.9cm" svg:y="23.238cm">
          <draw:text-box>
            <text:p>1..*</text:p>
          </draw:text-box>
        </draw:frame>
        <draw:frame draw:style-name="gr58" draw:text-style-name="P19" draw:layer="layout" svg:width="1.5cm" svg:height="1.062cm" svg:x="21.9cm" svg:y="24.1cm">
          <draw:text-box>
            <text:p>1..*</text:p>
          </draw:text-box>
        </draw:frame>
        <draw:line draw:style-name="gr25" draw:text-style-name="P2" draw:layer="layout" svg:x1="33.2cm" svg:y1="13.2cm" svg:x2="33.2cm" svg:y2="14.9cm">
          <text:p/>
        </draw:line>
        <draw:frame draw:style-name="gr57" draw:text-style-name="P19" draw:layer="layout" svg:width="1.6cm" svg:height="0.962cm" svg:x="33.4cm" svg:y="13.2cm">
          <draw:text-box>
            <text:p>1</text:p>
          </draw:text-box>
        </draw:frame>
        <draw:frame draw:style-name="gr57" draw:text-style-name="P19" draw:layer="layout" svg:width="1.6cm" svg:height="0.962cm" svg:x="33.4cm" svg:y="14.038cm">
          <draw:text-box>
            <text:p>1..2</text:p>
          </draw:text-box>
        </draw:frame>
        <draw:frame draw:style-name="gr57" draw:text-style-name="P19" draw:layer="layout" svg:width="1.6cm" svg:height="0.962cm" svg:x="36.8cm" svg:y="19.1cm">
          <draw:text-box>
            <text:p>1..2</text:p>
          </draw:text-box>
        </draw:frame>
        <draw:frame draw:style-name="gr57" draw:text-style-name="P19" draw:layer="layout" svg:width="0.9cm" svg:height="0.962cm" svg:x="38.9cm" svg:y="19.7cm">
          <draw:text-box>
            <text:p>1</text:p>
          </draw:text-box>
        </draw:frame>
        <draw:line draw:style-name="gr25" draw:text-style-name="P2" draw:layer="layout" svg:x1="33.325cm" svg:y1="21.1cm" svg:x2="33.325cm" svg:y2="23.9cm">
          <text:p/>
        </draw:line>
        <draw:frame draw:style-name="gr57" draw:text-style-name="P19" draw:layer="layout" svg:width="1.6cm" svg:height="0.962cm" svg:x="33.5cm" svg:y="21.1cm">
          <draw:text-box>
            <text:p>1..2</text:p>
          </draw:text-box>
        </draw:frame>
        <draw:frame draw:style-name="gr57" draw:text-style-name="P19" draw:layer="layout" svg:width="1.6cm" svg:height="0.962cm" svg:x="33.5cm" svg:y="22.9cm">
          <draw:text-box>
            <text:p>1..2</text:p>
          </draw:text-box>
        </draw:frame>
        <draw:frame draw:style-name="gr30" draw:text-style-name="P19" draw:layer="layout" svg:width="1.6cm" svg:height="0.962cm" svg:x="36.7cm" svg:y="27.6cm">
          <draw:text-box>
            <text:p>1..2</text:p>
          </draw:text-box>
        </draw:frame>
        <draw:frame draw:style-name="gr59" draw:text-style-name="P20" draw:layer="layout" svg:width="5.4cm" svg:height="1.8cm" svg:x="27.6cm" svg:y="1.7cm">
          <draw:text-box>
            <text:p text:style-name="P4"><text:span text:style-name="T13">Class diagr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0T12:52:03.079663995</meta:creation-date>
    <dc:date>2018-10-17T08:51:53.678713809</dc:date>
    <meta:editing-duration>PT5H13M13S</meta:editing-duration>
    <meta:editing-cycles>69</meta:editing-cycles>
    <meta:generator>LibreOffice/6.0.6.2$Linux_X86_64 LibreOffice_project/00m0$Build-2</meta:generator>
    <meta:document-statistic meta:object-count="112"/>
    <meta:user-defined meta:name="JOINKINDREQ">None</meta:user-defined>
    <meta:user-defined meta:name="L2OSTATE">{'ENDCTRL': False, 'INTERCTRL': False, 'MIDCTRL': False, 'PERPCTRL': False, 'TANCTRL': False}</meta:user-defined>
    <meta:user-defined meta:name="LOCKED" meta:value-type="float">0</meta:user-defined>
    <meta:user-defined meta:name="ORTHOMODE" meta:value-type="boolean">false</meta:user-defined>
    <meta:user-defined meta:name="REPEATMODE" meta:value-type="boolean">false</meta:user-defined>
    <meta:user-defined meta:name="SCALE" meta:value-type="string">1 : 1</meta:user-defined>
    <meta:user-defined meta:name="UCS" meta:value-type="string">1000.0;1000.0;0;1</meta:user-defined>
    <meta:user-defined meta:name="VERSION" meta:value-type="string">1.2.5</meta:user-defined>
  </office:meta>
</office:document-meta>
</file>